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74d" officeooo:paragraph-rsid="0008b74d"/>
    </style:style>
    <style:style style:name="P2" style:family="paragraph" style:parent-style-name="Standard">
      <style:text-properties officeooo:paragraph-rsid="0008b74d"/>
    </style:style>
    <style:style style:name="P3" style:family="paragraph" style:parent-style-name="Standard">
      <style:text-properties fo:font-weight="bold" officeooo:rsid="0008b74d" officeooo:paragraph-rsid="0008b74d" style:font-weight-asian="bold" style:font-weight-complex="bold"/>
    </style:style>
    <style:style style:name="P4" style:family="paragraph" style:parent-style-name="Standard">
      <style:text-properties officeooo:paragraph-rsid="0008b74d"/>
    </style:style>
    <style:style style:name="P5" style:family="paragraph" style:parent-style-name="Standard">
      <style:text-properties officeooo:rsid="001312cf" officeooo:paragraph-rsid="001312cf"/>
    </style:style>
    <style:style style:name="P6" style:family="paragraph" style:parent-style-name="Standard">
      <style:text-properties officeooo:rsid="00142ae8" officeooo:paragraph-rsid="00142ae8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312cf" officeooo:paragraph-rsid="001312cf" style:font-size-asian="20pt" style:font-weight-asian="bold" style:font-size-complex="20pt" style:font-weight-complex="bold"/>
    </style:style>
    <style:style style:name="P8" style:family="paragraph" style:parent-style-name="Standard">
      <style:text-properties fo:font-style="italic" fo:font-weight="bold" officeooo:rsid="001312cf" officeooo:paragraph-rsid="001312cf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155255" officeooo:paragraph-rsid="00155255" style:font-style-asian="italic" style:font-weight-asian="bold" style:font-style-complex="italic" style:font-weight-complex="bold"/>
    </style:style>
    <style:style style:name="P10" style:family="paragraph" style:parent-style-name="Standard">
      <style:text-properties officeooo:rsid="00155255" officeooo:paragraph-rsid="00155255"/>
    </style:style>
    <style:style style:name="T1" style:family="text">
      <style:text-properties officeooo:rsid="0008b74d"/>
    </style:style>
    <style:style style:name="T2" style:family="text">
      <style:text-properties officeooo:rsid="00111c4d"/>
    </style:style>
    <style:style style:name="T3" style:family="text">
      <style:text-properties officeooo:rsid="001552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mbros do grupo:</text:p>
      <text:p text:style-name="P2"><text:span text:style-name="T1">- Karen Miyuki Massuda (Nro. USP: </text:span>14585868<text:span text:style-name="T1"> / Turma: 94)</text:span></text:p>
      <text:p text:style-name="P1">- Vítor Benvenisti Laguna Navarenho (Nro. USP: 14749425 / Turma: 94)</text:p>
      <text:p text:style-name="P1">- Henrique Naoki Teruya (Nro. USP: <text:span text:style-name="T2">14578324</text:span> / Turma: 94)</text:p>
      <text:p text:style-name="P2"><text:span text:style-name="T1">- Vivian Ayumi Miamura (Nro. USP: </text:span>14835140<text:span text:style-name="T1"> / Turma: 04)</text:span></text:p>
      <text:p text:style-name="P2"/>
      <text:p text:style-name="P7">Relatório</text:p>
      <text:p text:style-name="P5"/>
      <text:p text:style-name="P8">Críticas ao código original do jogo.</text:p>
      <text:p text:style-name="P5"/>
      <text:p text:style-name="P6">O programa apresenta muito codigo <text:span text:style-name="T3">duplicado</text:span>.</text:p>
      <text:p text:style-name="P6">O gerenciamento das diferentes entidades é realizado atraves de arrays estaticos.</text:p>
      <text:p text:style-name="P10">Muitas variaveis são criadas para gerenciar uma única entidade, mesmo quando todas poderiam ser unificadas em um único objeto para facilitar sua manipulacao.</text:p>
      <text:p text:style-name="P10"/>
      <text:p text:style-name="P9">Descrição e justificativa para a nova estrutura de classes/interfaces adotada.</text:p>
      <text:p text:style-name="P9"/>
      <text:p text:style-name="P9">Descrição de como as coleções Java foram utilizadas para substituir o uso de arrays.</text:p>
      <text:p text:style-name="P9"/>
      <text:p text:style-name="P9">Descrição de como as novas funcionalidades foram implementadas e como o código orientado a</text:p>
      <text:p text:style-name="P9">objetos ajudou neste senti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20:28:39.037081909</meta:creation-date>
    <meta:generator>LibreOffice/7.3.7.2$Linux_X86_64 LibreOffice_project/30$Build-2</meta:generator>
    <dc:date>2024-06-15T14:56:14.691332730</dc:date>
    <meta:editing-duration>PT8M18S</meta:editing-duration>
    <meta:editing-cycles>4</meta:editing-cycles>
    <meta:document-statistic meta:table-count="0" meta:image-count="0" meta:object-count="0" meta:page-count="1" meta:paragraph-count="14" meta:word-count="133" meta:character-count="859" meta:non-whitespace-character-count="740"/>
  </office:meta>
</office:document-meta>
</file>